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MatchReport.getPrincipal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atch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atchReport.setResponses( MultiStatusResponse [ ] respon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atchReport.init( DavResource resource , Report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